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9868" officeooo:paragraph-rsid="00189868" style:font-size-asian="17.5pt" style:font-weight-asian="bold" style:font-size-complex="20pt" style:font-weight-complex="bold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2.97cm" fo:min-width="2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33cm" fo:min-width="2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332cm" fo:min-width="3.0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33cm" fo:min-width="3.1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33cm" fo:min-width="4.1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D PROJET QUIZZ</text:p>
      <text:p text:style-name="P1"/>
      <text:p text:style-name="P1"><draw:custom-shape text:anchor-type="paragraph" draw:z-index="45" draw:name="Forme5" draw:style-name="gr3" draw:text-style-name="P4" svg:width="2.881cm" svg:height="1.472cm" svg:x="9.338cm" svg:y="0.617cm"><text:p text:style-name="P4">partagerQuizz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line text:anchor-type="paragraph" draw:z-index="42" draw:name="Forme17" draw:style-name="gr2" draw:text-style-name="P4" svg:x1="7.073cm" svg:y1="2.761cm" svg:x2="7.103cm" svg:y2="0.563cm"><text:p/></draw:line><draw:line text:anchor-type="paragraph" draw:z-index="43" draw:name="Forme18" draw:style-name="gr2" draw:text-style-name="P4" svg:x1="14.159cm" svg:y1="2.761cm" svg:x2="14.189cm" svg:y2="0.503cm"><text:p/></draw:line><draw:line text:anchor-type="paragraph" draw:z-index="44" draw:name="Forme19" draw:style-name="gr2" draw:text-style-name="P4" svg:x1="7.103cm" svg:y1="0.563cm" svg:x2="14.159cm" svg:y2="0.503cm"><text:p/></draw:line></text:p>
      <text:p text:style-name="P1"/>
      <text:p text:style-name="P1"><draw:custom-shape text:anchor-type="paragraph" draw:z-index="0" draw:name="Forme1" draw:style-name="gr1" draw:text-style-name="P3" svg:width="2.089cm" svg:height="2.971cm" svg:x="-0.012cm" svg:y="1.138cm"><text:p text:style-name="P2"><text:span text:style-name="T1">Élève</text:span></text:p><draw:enhanced-geometry svg:viewBox="0 0 21600 21600" draw:type="rectangle" draw:enhanced-path="M 0 0 L 21600 0 21600 21600 0 21600 0 0 Z N"/></draw:custom-shape><draw:custom-shape text:anchor-type="paragraph" draw:z-index="1" draw:name="Forme1" draw:style-name="gr1" draw:text-style-name="P4" svg:width="2.089cm" svg:height="2.971cm" svg:x="6.077cm" svg:y="1.138cm"><text:p text:style-name="P4">Professeur</text:p><draw:enhanced-geometry svg:viewBox="0 0 21600 21600" draw:type="rectangle" draw:enhanced-path="M 0 0 L 21600 0 21600 21600 0 21600 0 0 Z N"/></draw:custom-shape><draw:custom-shape text:anchor-type="paragraph" draw:z-index="2" draw:name="Forme1" draw:style-name="gr1" draw:text-style-name="P4" svg:width="2.089cm" svg:height="2.971cm" svg:x="-0.012cm" svg:y="9.109cm"><text:p text:style-name="P4">Groupe</text:p><draw:enhanced-geometry svg:viewBox="0 0 21600 21600" draw:type="rectangle" draw:enhanced-path="M 0 0 L 21600 0 21600 21600 0 21600 0 0 Z N"/></draw:custom-shape><draw:custom-shape text:anchor-type="paragraph" draw:z-index="3" draw:name="Forme1" draw:style-name="gr1" draw:text-style-name="P4" svg:width="2.089cm" svg:height="2.971cm" svg:x="5.988cm" svg:y="9.109cm"><text:p text:style-name="P4">Cours</text:p><draw:enhanced-geometry svg:viewBox="0 0 21600 21600" draw:type="rectangle" draw:enhanced-path="M 0 0 L 21600 0 21600 21600 0 21600 0 0 Z N"/></draw:custom-shape><draw:line text:anchor-type="paragraph" draw:z-index="4" draw:name="Forme2" draw:style-name="gr2" draw:text-style-name="P4" svg:x1="1.046cm" svg:y1="4.108cm" svg:x2="1.076cm" svg:y2="6.517cm"><text:p/></draw:line><draw:line text:anchor-type="paragraph" draw:z-index="5" draw:name="Forme3" draw:style-name="gr2" draw:text-style-name="P4" svg:x1="1.106cm" svg:y1="6.694cm" svg:x2="1.106cm" svg:y2="9.109cm"><text:p/></draw:line><draw:line text:anchor-type="paragraph" draw:z-index="6" draw:name="Forme4" draw:style-name="gr2" draw:text-style-name="P4" svg:x1="1.341cm" svg:y1="6.694cm" svg:x2="5.989cm" svg:y2="9.488cm"><text:p/></draw:line><draw:custom-shape text:anchor-type="paragraph" draw:z-index="7" draw:name="Forme5" draw:style-name="gr3" draw:text-style-name="P4" svg:width="2.881cm" svg:height="1.472cm" svg:x="-0.129cm" svg:y="6.077cm"><text:p text:style-name="P4">eleveParticip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" draw:name="Forme6" draw:style-name="gr2" draw:text-style-name="P4" svg:x1="7.28cm" svg:y1="6.754cm" svg:x2="7.28cm" svg:y2="4.108cm"><text:p/></draw:line><draw:line text:anchor-type="paragraph" draw:z-index="9" draw:name="Forme7" draw:style-name="gr2" draw:text-style-name="P4" svg:x1="7.28cm" svg:y1="6.989cm" svg:x2="7.28cm" svg:y2="9.109cm"><text:p/></draw:line><draw:line text:anchor-type="paragraph" draw:z-index="10" draw:name="Forme8" draw:style-name="gr2" draw:text-style-name="P4" svg:x1="7.103cm" svg:y1="6.9cm" svg:x2="2.076cm" svg:y2="9.339cm"><text:p/></draw:line><draw:custom-shape text:anchor-type="paragraph" draw:z-index="11" draw:name="Forme5" draw:style-name="gr3" draw:text-style-name="P4" svg:width="2.881cm" svg:height="1.472cm" svg:x="5.692cm" svg:y="6.047cm"><text:p text:style-name="P4">Cré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" draw:name="Forme9" draw:style-name="gr2" draw:text-style-name="P4" svg:x1="2.076cm" svg:y1="10.751cm" svg:x2="5.988cm" svg:y2="10.751cm"><text:p/></draw:line><draw:frame text:anchor-type="paragraph" draw:z-index="46" draw:name="Forme10" draw:style-name="gr5" draw:text-style-name="P6" svg:width="0.941cm" svg:height="0.736cm" svg:x="7.225cm" svg:y="0.402cm"><draw:text-box><text:p>1,N</text:p></draw:text-box></draw:frame><draw:frame text:anchor-type="paragraph" draw:z-index="47" draw:name="Forme10" draw:style-name="gr5" draw:text-style-name="P6" svg:width="0.941cm" svg:height="0.736cm" svg:x="14.314cm" svg:y="0.402cm"><draw:text-box><text:p>1,N</text:p></draw:text-box></draw:frame></text:p>
      <text:p text:style-name="P1"><draw:frame text:anchor-type="paragraph" draw:z-index="14" draw:name="Forme10" draw:style-name="gr5" draw:text-style-name="P6" svg:width="0.941cm" svg:height="0.736cm" svg:x="7.456cm" svg:y="3.443cm"><draw:text-box><text:p>1,N</text:p></draw:text-box></draw:frame><draw:frame text:anchor-type="paragraph" draw:z-index="15" draw:name="Forme10" draw:style-name="gr5" draw:text-style-name="P6" svg:width="0.941cm" svg:height="0.736cm" svg:x="1.224cm" svg:y="3.473cm"><draw:text-box><text:p>1,N</text:p></draw:text-box></draw:frame><draw:frame text:anchor-type="paragraph" draw:z-index="16" draw:name="Forme10" draw:style-name="gr5" draw:text-style-name="P6" svg:width="0.941cm" svg:height="0.736cm" svg:x="0.166cm" svg:y="7.562cm"><draw:text-box><text:p>0,N</text:p></draw:text-box></draw:frame><draw:frame text:anchor-type="paragraph" draw:z-index="17" draw:name="Forme10" draw:style-name="gr5" draw:text-style-name="P6" svg:width="0.941cm" svg:height="0.736cm" svg:x="5.516cm" svg:y="7.793cm"><draw:text-box><text:p>1,N</text:p></draw:text-box></draw:frame><draw:frame text:anchor-type="paragraph" draw:z-index="18" draw:name="Forme10" draw:style-name="gr5" draw:text-style-name="P6" svg:width="0.941cm" svg:height="0.736cm" svg:x="2.076cm" svg:y="7.562cm"><draw:text-box><text:p>1,1</text:p></draw:text-box></draw:frame><draw:frame text:anchor-type="paragraph" draw:z-index="19" draw:name="Forme10" draw:style-name="gr5" draw:text-style-name="P6" svg:width="0.941cm" svg:height="0.736cm" svg:x="7.486cm" svg:y="7.562cm"><draw:text-box><text:p>1,1</text:p></draw:text-box></draw:frame><draw:custom-shape text:anchor-type="paragraph" draw:z-index="13" draw:name="Forme5" draw:style-name="gr4" draw:text-style-name="P5" svg:width="3.178cm" svg:height="1.474cm" svg:x="2.517cm" svg:y="9.176cm"><text:p text:style-name="P4"><text:span text:style-name="T2">groupeAvoirCour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Forme10" draw:style-name="gr5" draw:text-style-name="P6" svg:width="0.941cm" svg:height="0.736cm" svg:x="5.225cm" svg:y="10.649cm"><draw:text-box><text:p>1,N</text:p></draw:text-box></draw:frame><draw:frame text:anchor-type="paragraph" draw:z-index="21" draw:name="Forme10" draw:style-name="gr5" draw:text-style-name="P6" svg:width="0.941cm" svg:height="0.736cm" svg:x="2.252cm" svg:y="10.649cm"><draw:text-box><text:p>1,N</text:p></draw:text-box></draw:frame><draw:custom-shape text:anchor-type="paragraph" draw:z-index="22" draw:name="Forme1" draw:style-name="gr1" draw:text-style-name="P4" svg:width="2.089cm" svg:height="2.971cm" svg:x="13.166cm" svg:y="0.326cm"><text:p text:style-name="P4">Quizz</text:p><draw:enhanced-geometry svg:viewBox="0 0 21600 21600" draw:type="rectangle" draw:enhanced-path="M 0 0 L 21600 0 21600 21600 0 21600 0 0 Z N"/></draw:custom-shape><draw:custom-shape text:anchor-type="paragraph" draw:z-index="23" draw:name="Forme1" draw:style-name="gr1" draw:text-style-name="P4" svg:width="2.089cm" svg:height="2.971cm" svg:x="13.166cm" svg:y="8.297cm"><text:p text:style-name="P4">Question</text:p><draw:enhanced-geometry svg:viewBox="0 0 21600 21600" draw:type="rectangle" draw:enhanced-path="M 0 0 L 21600 0 21600 21600 0 21600 0 0 Z N"/></draw:custom-shape><draw:custom-shape text:anchor-type="paragraph" draw:z-index="24" draw:name="Forme1" draw:style-name="gr1" draw:text-style-name="P4" svg:width="2.089cm" svg:height="2.971cm" svg:x="13.166cm" svg:y="14.298cm"><text:p text:style-name="P4">Réponse</text:p><draw:enhanced-geometry svg:viewBox="0 0 21600 21600" draw:type="rectangle" draw:enhanced-path="M 0 0 L 21600 0 21600 21600 0 21600 0 0 Z N"/></draw:custom-shape><draw:line text:anchor-type="paragraph" draw:z-index="25" draw:name="Forme11" draw:style-name="gr2" draw:text-style-name="P4" svg:x1="13.166cm" svg:y1="1.737cm" svg:x2="8.165cm" svg:y2="1.767cm"><text:p/></draw:line><draw:line text:anchor-type="paragraph" draw:z-index="26" draw:name="Forme12" draw:style-name="gr2" draw:text-style-name="P4" svg:x1="14.189cm" svg:y1="3.297cm" svg:x2="14.159cm" svg:y2="8.298cm"><text:p/></draw:line><draw:line text:anchor-type="paragraph" draw:z-index="27" draw:name="Forme13" draw:style-name="gr2" draw:text-style-name="P4" svg:x1="14.217cm" svg:y1="11.268cm" svg:x2="14.217cm" svg:y2="14.298cm"><text:p/></draw:line><draw:custom-shape text:anchor-type="paragraph" draw:z-index="28" draw:name="Forme5" draw:style-name="gr3" draw:text-style-name="P4" svg:width="2.881cm" svg:height="1.472cm" svg:x="9.132cm" svg:y="1.048cm"><text:p text:style-name="P4">Concep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Forme5" draw:style-name="gr3" draw:text-style-name="P4" svg:width="2.881cm" svg:height="1.472cm" svg:x="12.748cm" svg:y="5.046cm"><text:p text:style-name="P4">quizzQues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Forme5" draw:style-name="gr3" draw:text-style-name="P4" svg:width="2.881cm" svg:height="1.472cm" svg:x="12.748cm" svg:y="11.897cm"><text:p text:style-name="P4">Avoi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1" draw:name="Forme10" draw:style-name="gr5" draw:text-style-name="P6" svg:width="0.941cm" svg:height="0.736cm" svg:x="8.338cm" svg:y="1.002cm"><draw:text-box><text:p>1,N</text:p></draw:text-box></draw:frame><draw:frame text:anchor-type="paragraph" draw:z-index="32" draw:name="Forme10" draw:style-name="gr5" draw:text-style-name="P6" svg:width="0.941cm" svg:height="0.736cm" svg:x="12.423cm" svg:y="1.032cm"><draw:text-box><text:p>1,1</text:p></draw:text-box></draw:frame><draw:frame text:anchor-type="paragraph" draw:z-index="33" draw:name="Forme10" draw:style-name="gr5" draw:text-style-name="P6" svg:width="0.941cm" svg:height="0.736cm" svg:x="14.189cm" svg:y="3.471cm"><draw:text-box><text:p>1,N</text:p></draw:text-box></draw:frame><draw:frame text:anchor-type="paragraph" draw:z-index="34" draw:name="Forme10" draw:style-name="gr5" draw:text-style-name="P6" svg:width="0.941cm" svg:height="0.736cm" svg:x="14.314cm" svg:y="7.562cm"><draw:text-box><text:p>1,N</text:p></draw:text-box></draw:frame><draw:frame text:anchor-type="paragraph" draw:z-index="35" draw:name="Forme10" draw:style-name="gr5" draw:text-style-name="P6" svg:width="0.941cm" svg:height="0.736cm" svg:x="14.314cm" svg:y="11.268cm"><draw:text-box><text:p>1,N</text:p></draw:text-box></draw:frame><draw:frame text:anchor-type="paragraph" draw:z-index="36" draw:name="Forme10" draw:style-name="gr5" draw:text-style-name="P6" svg:width="0.941cm" svg:height="0.736cm" svg:x="14.314cm" svg:y="13.563cm"><draw:text-box><text:p>1,1</text:p></draw:text-box></draw:frame><draw:line text:anchor-type="paragraph" draw:z-index="37" draw:name="Forme14" draw:style-name="gr2" draw:text-style-name="P4" svg:x1="4.046cm" svg:y1="10.649cm" svg:x2="3.986cm" svg:y2="14.38cm"><text:p/></draw:line><draw:line text:anchor-type="paragraph" draw:z-index="38" draw:name="Forme16" draw:style-name="gr2" draw:text-style-name="P4" svg:x1="3.986cm" svg:y1="14.379cm" svg:x2="5.72cm" svg:y2="14.379cm"><text:p/></draw:line><draw:custom-shape text:anchor-type="paragraph" draw:z-index="39" draw:name="Forme5" draw:style-name="gr6" draw:text-style-name="P4" svg:width="3.266cm" svg:height="1.472cm" svg:x="5.72cm" svg:y="13.631cm"><text:p text:style-name="P4">participantQuizz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0" draw:name="Forme10" draw:style-name="gr5" draw:text-style-name="P6" svg:width="0.941cm" svg:height="0.736cm" svg:x="4.165cm" svg:y="11.643cm"><draw:text-box><text:p>0,N</text:p></draw:text-box></draw:frame><draw:frame text:anchor-type="paragraph" draw:z-index="41" draw:name="Forme10" draw:style-name="gr5" draw:text-style-name="P6" svg:width="0.941cm" svg:height="0.736cm" svg:x="12.058cm" svg:y="3.24cm"><draw:text-box><text:p>1,N</text:p></draw:text-box></draw:frame><draw:line text:anchor-type="paragraph" draw:z-index="48" draw:name="Forme20" draw:style-name="gr2" draw:text-style-name="P4" svg:x1="-0.012cm" svg:y1="1.773cm" svg:x2="-1.217cm" svg:y2="1.773cm"><text:p/></draw:line><draw:line text:anchor-type="paragraph" draw:z-index="49" draw:name="Forme21" draw:style-name="gr2" draw:text-style-name="P4" svg:x1="7.25cm" svg:y1="15.102cm" svg:x2="7.25cm" svg:y2="16.236cm"><text:p/></draw:line><draw:line text:anchor-type="paragraph" draw:z-index="50" draw:name="Forme22" draw:style-name="gr2" draw:text-style-name="P4" svg:x1="-1.217cm" svg:y1="1.773cm" svg:x2="-1.305cm" svg:y2="16.12cm"><text:p/></draw:line><draw:line text:anchor-type="paragraph" draw:z-index="51" draw:name="Forme23" draw:style-name="gr2" draw:text-style-name="P4" svg:x1="7.25cm" svg:y1="16.236cm" svg:x2="-1.305cm" svg:y2="16.12cm"><text:p/></draw:line><draw:custom-shape text:anchor-type="paragraph" draw:z-index="52" draw:name="Forme5" draw:style-name="gr7" draw:text-style-name="P4" svg:width="4.313cm" svg:height="1.472cm" svg:x="0.639cm" svg:y="15.362cm"><text:p text:style-name="P4">archiveQuizzFaitElev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3" draw:name="Forme10" draw:style-name="gr5" draw:text-style-name="P6" svg:width="0.941cm" svg:height="0.736cm" svg:x="-0.953cm" svg:y="2.083cm"><draw:text-box><text:p>1,N</text:p></draw:text-box></draw:frame><draw:frame text:anchor-type="paragraph" draw:z-index="54" draw:name="Forme10" draw:style-name="gr5" draw:text-style-name="P6" svg:width="0.941cm" svg:height="0.736cm" svg:x="7.493cm" svg:y="15.395cm"><draw:text-box><text:p>1,N</text:p></draw:text-box></draw:frame><draw:line text:anchor-type="paragraph" draw:z-index="55" draw:name="Forme15" draw:style-name="gr2" draw:text-style-name="P4" svg:x1="8.793cm" svg:y1="13.631cm" svg:x2="13.166cm" svg:y2="3.085cm"><text:p/></draw:line><draw:line text:anchor-type="paragraph" draw:z-index="56" draw:name="Forme24" draw:style-name="gr2" draw:text-style-name="P4" svg:x1="10.797cm" svg:y1="2.519cm" svg:x2="13.166cm" svg:y2="9.202cm"><text:p/></draw:line><draw:frame text:anchor-type="paragraph" draw:z-index="57" draw:name="Forme10" draw:style-name="gr5" draw:text-style-name="P6" svg:width="0.941cm" svg:height="0.736cm" svg:x="12.061cm" svg:y="8.802cm"><draw:text-box><text:p>1,1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5T15:01:39.823000000</meta:creation-date>
    <dc:date>2021-01-21T18:20:36.222000000</dc:date>
    <meta:editing-duration>PT21H33M5S</meta:editing-duration>
    <meta:editing-cycles>4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" meta:word-count="3" meta:character-count="16" meta:non-whitespace-character-count="14"/>
  </office:meta>
</office:document-meta>
</file>